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3">24.01.2012 Версия 0.49<text:span text:style-name="T2">c </text:span>Переделки</text:p>
      <text:p text:style-name="P3">- переделаны обработчики <text:span text:style-name="T2">RST 8 </text:span>и <text:span text:style-name="T2">NMI </text:span>для полной независимости друг от друга.</text:p>
      <text:p text:style-name="P3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я на использованный в АТМ, но в 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3">- исправлена проблема неправильного считывания фонта из-за несвоевременного переключения отображаемых экранов.</text:p>
      <text:p text:style-name="P3">- исправлено отображение некоторых регистров процессора.</text:p>
      <text:p text:style-name="P3"/>
      <text:p text:style-name="P3">18.01.2012 Версия 0.49 Добавление</text:p>
      <text:p text:style-name="P3">- добавлена поддержка волшебной кнопки <text:span text:style-name="T2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3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<text:soft-page-break/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<text:soft-page-break/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oft-page-break/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<text:soft-page-break/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><text:soft-page-break/></text:p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<text:soft-page-break/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24T19:53:50.96</dc:date>
    <meta:editing-duration>P26DT10H29M38S</meta:editing-duration>
    <meta:editing-cycles>140</meta:editing-cycles>
    <meta:generator>LibreOffice/3.4$Win32 LibreOffice_project/340m1$Build-502</meta:generator>
    <meta:document-statistic meta:table-count="0" meta:image-count="0" meta:object-count="0" meta:page-count="7" meta:paragraph-count="221" meta:word-count="2756" meta:character-count="18951" meta:non-whitespace-character-count="16400"/>
  </office:meta>
</office:document-meta>
</file>